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Franklin Gothic Book" svg:font-family="Franklin Gothic Book" style:font-family-generic="swiss" style:font-pitch="variable" svg:panose-1="2 11 5 3 2 1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Franklin Gothic Book" fo:color="#000000" fo:language="pl" fo:country="PL"/>
    </style:style>
    <style:style style:name="T3" style:parent-style-name="Domyślnaczcionkaakapitu" style:family="text">
      <style:text-properties style:font-name="Franklin Gothic Book" fo:color="#000000" fo:language="pl" fo:country="PL"/>
    </style:style>
    <style:style style:name="T4" style:parent-style-name="Domyślnaczcionkaakapitu" style:family="text">
      <style:text-properties style:font-name="Franklin Gothic Book" fo:color="#000000" fo:language="pl" fo:country="PL"/>
    </style:style>
    <style:style style:name="T5" style:parent-style-name="Domyślnaczcionkaakapitu" style:family="text">
      <style:text-properties style:font-name="Franklin Gothic Book" fo:color="#000000" fo:language="pl" fo:country="PL"/>
    </style:style>
    <style:style style:name="T6" style:parent-style-name="Domyślnaczcionkaakapitu" style:family="text">
      <style:text-properties style:font-name="Franklin Gothic Book" fo:color="#000000" fo:language="pl" fo:country="PL"/>
    </style:style>
    <style:style style:name="T7" style:parent-style-name="Domyślnaczcionkaakapitu" style:family="text">
      <style:text-properties style:font-name="Franklin Gothic Book" fo:color="#000000" fo:language="pl" fo:country="PL"/>
    </style:style>
    <style:style style:name="T8" style:parent-style-name="Domyślnaczcionkaakapitu" style:family="text">
      <style:text-properties style:font-name="Franklin Gothic Book" fo:color="#000000" fo:language="pl" fo:country="PL"/>
    </style:style>
    <style:style style:name="T9" style:parent-style-name="Domyślnaczcionkaakapitu" style:family="text">
      <style:text-properties style:font-name="Franklin Gothic Book" fo:color="#000000" fo:language="pl" fo:country="PL"/>
    </style:style>
    <style:style style:name="T10" style:parent-style-name="Domyślnaczcionkaakapitu" style:family="text">
      <style:text-properties style:font-name="Franklin Gothic Book" fo:color="#000000" fo:language="pl" fo:country="PL"/>
    </style:style>
    <style:style style:name="T11" style:parent-style-name="Domyślnaczcionkaakapitu" style:family="text">
      <style:text-properties style:font-name="Franklin Gothic Book" fo:color="#000000" fo:language="pl" fo:country="PL"/>
    </style:style>
    <style:style style:name="T12" style:parent-style-name="Domyślnaczcionkaakapitu" style:family="text">
      <style:text-properties style:font-name="Franklin Gothic Book" fo:color="#000000" fo:language="pl" fo:country="PL"/>
    </style:style>
    <style:style style:name="T13" style:parent-style-name="Domyślnaczcionkaakapitu" style:family="text">
      <style:text-properties style:font-name="Franklin Gothic Book" fo:color="#000000" fo:language="pl" fo:country="PL"/>
    </style:style>
    <style:style style:name="T14" style:parent-style-name="Domyślnaczcionkaakapitu" style:family="text">
      <style:text-properties style:font-name="Franklin Gothic Book" fo:color="#000000" fo:language="pl" fo:country="PL"/>
    </style:style>
    <style:style style:name="T15" style:parent-style-name="Domyślnaczcionkaakapitu" style:family="text">
      <style:text-properties style:font-name="Franklin Gothic Book" fo:color="#000000" fo:language="pl" fo:country="PL"/>
    </style:style>
    <style:style style:name="T16" style:parent-style-name="Domyślnaczcionkaakapitu" style:family="text">
      <style:text-properties style:font-name="Franklin Gothic Book" fo:color="#000000" fo:language="pl" fo:country="PL"/>
    </style:style>
    <style:style style:name="T17" style:parent-style-name="Domyślnaczcionkaakapitu" style:family="text">
      <style:text-properties style:font-name="Franklin Gothic Book" fo:color="#000000" fo:language="pl" fo:country="PL"/>
    </style:style>
    <style:style style:name="T18" style:parent-style-name="Domyślnaczcionkaakapitu" style:family="text">
      <style:text-properties style:font-name="Franklin Gothic Book" fo:font-style="italic" style:font-style-asian="italic" style:font-style-complex="italic" fo:color="#000000" fo:language="pl" fo:country="PL"/>
    </style:style>
    <style:style style:name="T19" style:parent-style-name="Domyślnaczcionkaakapitu" style:family="text">
      <style:text-properties style:font-name="Franklin Gothic Book" fo:color="#000000" fo:language="pl" fo:country="PL"/>
    </style:style>
    <style:style style:name="T20" style:parent-style-name="Domyślnaczcionkaakapitu" style:family="text">
      <style:text-properties style:font-name="Franklin Gothic Book" fo:color="#000000" fo:language="pl" fo:country="PL"/>
    </style:style>
    <style:style style:name="T21" style:parent-style-name="Domyślnaczcionkaakapitu" style:family="text">
      <style:text-properties style:font-name="Franklin Gothic Book" fo:color="#000000" fo:language="pl" fo:country="PL"/>
    </style:style>
    <style:style style:name="T22" style:parent-style-name="Domyślnaczcionkaakapitu" style:family="text">
      <style:text-properties style:font-name="Franklin Gothic Book" fo:color="#000000" fo:language="pl" fo:country="PL"/>
    </style:style>
    <style:style style:name="T23" style:parent-style-name="Domyślnaczcionkaakapitu" style:family="text">
      <style:text-properties style:font-name="Franklin Gothic Book" fo:color="#000000" fo:language="pl" fo:country="PL"/>
    </style:style>
    <style:style style:name="T24" style:parent-style-name="Domyślnaczcionkaakapitu" style:family="text">
      <style:text-properties style:font-name="Franklin Gothic Book" fo:color="#000000" fo:language="pl" fo:country="PL"/>
    </style:style>
    <style:style style:name="T25" style:parent-style-name="Domyślnaczcionkaakapitu" style:family="text">
      <style:text-properties style:font-name="Franklin Gothic Book" fo:color="#000000" fo:language="pl" fo:country="PL"/>
    </style:style>
    <style:style style:name="T26" style:parent-style-name="Domyślnaczcionkaakapitu" style:family="text">
      <style:text-properties style:font-name="Franklin Gothic Book" fo:color="#000000" fo:language="pl" fo:country="PL"/>
    </style:style>
    <style:style style:name="T27" style:parent-style-name="Domyślnaczcionkaakapitu" style:family="text">
      <style:text-properties style:font-name="Franklin Gothic Book" fo:color="#000000" fo:language="pl" fo:country="PL"/>
    </style:style>
    <style:style style:name="T28" style:parent-style-name="Domyślnaczcionkaakapitu" style:family="text">
      <style:text-properties style:font-name="Franklin Gothic Book" fo:color="#000000" fo:language="pl" fo:country="PL"/>
    </style:style>
    <style:style style:name="T29" style:parent-style-name="Domyślnaczcionkaakapitu" style:family="text">
      <style:text-properties style:font-name="Franklin Gothic Book" fo:color="#000000" fo:language="pl" fo:country="PL"/>
    </style:style>
    <style:style style:name="T30" style:parent-style-name="Domyślnaczcionkaakapitu" style:family="text">
      <style:text-properties style:font-name="Franklin Gothic Book" fo:color="#000000" fo:language="pl" fo:country="PL"/>
    </style:style>
    <style:style style:name="P31" style:parent-style-name="Normalny" style:family="paragraph">
      <style:text-properties style:font-name="Franklin Gothic Book" fo:color="#000000" fo:language="pl" fo:country="PL"/>
    </style:style>
    <style:style style:name="T32" style:parent-style-name="Domyślnaczcionkaakapitu" style:family="text">
      <style:text-properties fo:language="pl" fo:country="PL"/>
    </style:style>
    <style:style style:name="T33" style:parent-style-name="Domyślnaczcionkaakapitu" style:family="text">
      <style:text-properties style:font-name="Wingdings" style:font-name-asian="Wingdings" style:font-name-complex="Wingdings" fo:language="pl" fo:country="PL"/>
    </style:style>
    <style:style style:name="T34" style:parent-style-name="Domyślnaczcionkaakapitu" style:family="text">
      <style:text-properties fo:language="pl" fo:country="PL"/>
    </style:style>
    <style:style style:name="P35" style:parent-style-name="Akapitzlistą" style:list-style-name="LFO1" style:family="paragraph">
      <style:text-properties fo:language="pl" fo:country="PL"/>
    </style:style>
    <style:style style:name="P36" style:parent-style-name="Normalny" style:family="paragraph">
      <style:text-properties fo:language="pl" fo:country="PL"/>
    </style:style>
  </office:automatic-styles>
  <office:body>
    <office:text text:use-soft-page-breaks="true">
      <text:p text:style-name="P1"><text:span text:style-name="T2">Definicja:</text:span><text:span text:style-name="T3"><text:line-break/>Układem współrzędnych kartezjańskich jest układ o następujących właściwościach:</text:span><text:span text:style-name="T4"><text:line-break/>(1) Ma początek O o współrzędnych zerowych. (O pochodzi od ang. origin – początek).</text:span><text:span text:style-name="T5"><text:line-break/>(2) Przez O przechodzą dwie prostopadłe wzgłedem siebie proste, tzw. OX i OY. (umawiamy się nazywać oś OX – osią odciętnych, a oś OY – osią rzędnych). Teraz zaczynając od O, w lewą stronę definiujemy liczby ujemne w kolejności liczb całkowitych robiąc rowny odstępy i oznaczając kolejno od -1. Analogicznie zmieniając tylko znak robimy to samo w prawą stonę. Taki sam proces z odpowiedzialnością góra – dodatnie, dół – ujemne, robimy i dla osi OY. Miejsce maksymalne OX (czyli tam gdzie kończymy nasz wykres) oznaczamy strzałką i literą x, miejsce maksymalne OY (analogicznie) oznaczamy strałką i literą y.</text:span><text:span text:style-name="T6"><text:line-break/>(3) Każdy punkt ma współrzędne ustalone parą liczb (x, y), gdzie x odpowiada za współrzędne odciętne, a y za współrzędne rzędne. Punk o współrzędnych (x, y) na rysunku wyrarza się w nastepujący sposób, na osi OX znajdujemy punk x i rysujemy prostopdła do osi OX w tym punkcie, analogicznie robimy z osią OY, miejsce przecięcia tych dwuch prostopadłych i będzie naszym punktem X.</text:span><text:span text:style-name="T7"><text:line-break/>(4) Na tym układzie zadają się funkcje, o wykresach funkcji pogadamy dokładnie w następnych ustępie*</text:span><text:span text:style-name="T8"><text:line-break/>(5) jeżeli punkt P ma współrzędne (a, b) to umawiamy się że (przy Q i R byciem rzytami P na OX i OY odpowiednio) |OQ| = a, |OR| = b. Możemy tak robić ponieważ matematykę tak naprawdę nie obchodzi co oznaca konkretna liczba, jest pewnie że pierwiastek x zawsze da nam taką samą wartość bezwzględnie czy oznacza długość czy zmienną.</text:span><text:span text:style-name="T9"><text:line-break/>Mając tą definicję na uwagie oznaczamy</text:span><text:span text:style-name="T10"><text:line-break/>(i) – pierwsza czwartka układu kartezjańskiego, czyli gdize obydwie wartości (x, y) dla dowolnego punktu są dodatnie. (ii) – druga czwartka, tam gdize x &lt; 0 natomiast y nadal &gt; 0. (iii) – trzecia czwartka, tam gdize obydwie warości (x,y) są mniejsze od zera i na koniec (iv) – czwarta czwartka, taka dla której x &gt; 0 ale y &lt; 0.</text:span><text:span text:style-name="T11"><text:line-break/>1.2 Funkcje i wykresy funkcji na układzie współrzędnych kartezjańskich.</text:span><text:span text:style-name="T12"><text:line-break/>Definicję funkcji sobie odpuśćmy, chociaż z niej korzystać będizemy. Natomiast:</text:span><text:span text:style-name="T13"><text:line-break/>Definicja 2:</text:span><text:span text:style-name="T14"><text:line-break/>Wykresem funkcji f : R -&gt; R będziemy nazywać zbiór wszyskich punktów na układzie współrzędnych kartezjańskich, że dla każdego punktu X (x,y), jest prawdą, że y = f(x).</text:span><text:span text:style-name="T15"><text:line-break/>1.2.2 Funckcje liniowe</text:span><text:span text:style-name="T16"><text:line-break/>Funkcję liniowa określa się wzorem f(x) = ax + b gdzie a i b są współczynikami.</text:span><text:span text:style-name="T17"><text:line-break/>Dla funckji f(x) = a1</text:span><text:span text:style-name="T18">x+b1 i g(x) = a2</text:span><text:span text:style-name="T19">x+b2 zachodzą następujące równości:</text:span><text:span text:style-name="T20"><text:line-break/>(i) Jeżeli a1 = 0 funckja jest stałą o wysokości b1</text:span><text:span text:style-name="T21"><text:line-break/>(ii) Jeżeli a1 &gt; 0 funkcja jest rosnąca, a przy x = 0 y = b1</text:span><text:span text:style-name="T22"><text:line-break/>(iii) Jeżeli a1 &lt; 0 funkcja jest malejąca, przy x = 0 y = b1</text:span><text:span text:style-name="T23"><text:line-break/>(iv) Dwie funckji f(x) i g(x) są równoległe iff współczynik a obydwu jest taki samy</text:span><text:span text:style-name="T24"><text:line-break/>(v) Dwie funkcje f(x) i g(x) są prostopadłe iff a1 * a2 = -1</text:span><text:span text:style-name="T25"><text:line-break/>1.2.3 Przeliczanie funkcji na wektor.</text:span><text:span text:style-name="T26"><text:line-break/>Teraz (dla łatwości sprawdzenia prostopadłości, bowiem &lt;v, w&gt; = 0) ustalmy jak zamieniać dowolną funkcję liniową na wektor. Zrobimy to tak:</text:span><text:span text:style-name="T27"><text:line-break/>(i) f(x) = ax + b</text:span><text:span text:style-name="T28"><text:line-break/>(ii) g(x) = ax</text:span><text:span text:style-name="T29"><text:line-break/>(iii) f(x) || g(x)</text:span><text:span text:style-name="T30"><text:line-break/>(iv) teraz widzimy że g(x) przy x = 1 y = a i zaczyna się od punktu O, czyli wektor w dla tej funkcji będzie v [1, a]. Viola!</text:span></text:p>
      <text:p text:style-name="P31">1.3 Wyznaczenie wektorów, odległości.<text:line-break/>Wektorem AB będizemy nazywać prostą ukieronkowaną o początkowych współrzędnych A i końcowych B<text:s/><text:soft-page-break/>aby wyznaczyć wartoć wektora AB (co my tak naprawdę robimy to przesuwamy go do O i mówimy współrzędne B względem A = O) odejmujemy od współrzędnych B współrzędne A, czyli (xb – xa, yb – ya).<text:line-break/>Wyznaczenie odległości (póki co uznajmy, że czytelnik zna co to twierdzenie pitagorasa).<text:line-break/>(i) Odległość od punktu A do punktu B wyznacza się sqrt([xb – xa]^2 + [yb – ya]^2). Podstawiając B = O dostaniemy odległośc od O do A.<text:line-break/>1.4 Faktyczna Geometria Analityczna Yohoo!<text:line-break/>Wszystko co teraz zdefeniowaliśmy jest oczywiści ważne i ciekawe ale, przedy wszystkim jesteśmy tu dla tego by robić geom. Analityczną, więc jest sama pora rozpocząć [Możliwe jest że będzie rozdiał o stożkowych a to oczywiście oznacza że funkcje też będą mieć sens jako objekt geometrii ale póki co nie.]</text:p>
      <text:p text:style-name="Normalny"><text:span text:style-name="T32">Funkcja jest prostopadła innej<text:s/></text:span><text:span text:style-name="T33"></text:span><text:span text:style-name="T34">a1 * a2 = -1. Dowód:</text:span></text:p>
      <text:list text:style-name="LFO1" text:continue-numbering="true">
        <text:list-item>
          <text:p text:style-name="P35">Twierdzenie pitagorasa:</text:p>
        </text:list-item>
      </text:list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Franklin Gothic Book" svg:font-family="Franklin Gothic Book" style:font-family-generic="swiss" style:font-pitch="variable" svg:panose-1="2 11 5 3 2 1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58.3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viatlana Charnavokaya</meta:initial-creator>
    <dc:creator>Sviatlana Charnavokaya</dc:creator>
    <meta:creation-date>2026-04-03T22:44:00Z</meta:creation-date>
    <dc:date>2026-04-06T22:12:00Z</dc:date>
    <meta:template xlink:href="Normal" xlink:type="simple"/>
    <meta:editing-cycles>4</meta:editing-cycles>
    <meta:editing-duration>PT4620S</meta:editing-duration>
    <meta:document-statistic meta:page-count="2" meta:paragraph-count="8" meta:word-count="588" meta:character-count="4110" meta:row-count="29" meta:non-whitespace-character-count="3530"/>
  </office:meta>
</office:document-meta>
</file>